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worship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template" presentation:presentation-page-layout-name="AL1T0">
        <draw:frame draw:style-name="gr1" draw:text-style-name="P2" draw:layer="layout" svg:width="24.384cm" svg:height="2.774cm" svg:x="1.778cm" svg:y="0.508cm">
          <draw:text-box>
            <text:p text:style-name="P1"><text:span text:style-name="T1">Epistle Reading</text:span></text:p>
            <text:p text:style-name="P1"><text:span text:style-name="T2">1 Timothy 2:1–15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orship_25_20template" presentation:presentation-page-layout-name="AL1T0">
        <draw:frame draw:style-name="gr3" draw:text-style-name="P4" draw:layer="layout" svg:width="24.384cm" svg:height="7.766cm" svg:x="1.778cm" svg:y="0.508cm">
          <draw:text-box>
            <text:p><text:span text:style-name="T3">1</text:span><text:span text:style-name="T4">First of all, then, I urge that supplications, prayers, intercessions, and thanksgivings be made for all people, </text:span><text:span text:style-name="T3">2</text:span><text:span text:style-name="T4">for kings and all who are in high positions, that we may lead a peaceful and quiet life, godly and dignified in every 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orship_25_20template" presentation:presentation-page-layout-name="AL1T0">
        <draw:frame draw:style-name="gr4" draw:text-style-name="P4" draw:layer="layout" svg:width="24.384cm" svg:height="6.263cm" svg:x="1.778cm" svg:y="0.508cm">
          <draw:text-box>
            <text:p><text:span text:style-name="T3">3</text:span><text:span text:style-name="T4">This is good, and it is pleasing in the sight of God our Savior, </text:span><text:span text:style-name="T3">4</text:span><text:span text:style-name="T4">who desires all people to be saved and to come to the knowledge of the tru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orship_25_20template" presentation:presentation-page-layout-name="AL1T0">
        <draw:frame draw:style-name="gr3" draw:text-style-name="P4" draw:layer="layout" svg:width="24.384cm" svg:height="7.766cm" svg:x="1.778cm" svg:y="0.508cm">
          <draw:text-box>
            <text:p><text:span text:style-name="T3">5</text:span><text:span text:style-name="T4">For there is one God, and there is one mediator between God and men, the man Christ Jesus, </text:span><text:span text:style-name="T3">6</text:span><text:span text:style-name="T4">who gave himself as a ransom for all, which is the testimony given at the proper ti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orship_25_20template" presentation:presentation-page-layout-name="AL1T0">
        <draw:frame draw:style-name="gr5" draw:text-style-name="P4" draw:layer="layout" svg:width="24.384cm" svg:height="9.269cm" svg:x="1.778cm" svg:y="0.508cm">
          <draw:text-box>
            <text:p><text:span text:style-name="T3">7</text:span><text:span text:style-name="T4">For this I was appointed a preacher and an apostle (I am telling the truth, I am not lying), a teacher of the Gentiles in faith and truth.</text:span></text:p>
            <text:p><text:span text:style-name="T3">8</text:span><text:span text:style-name="T4">I desire then that in every place the men should pray, lifting holy hands without anger or quarreling;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orship_25_20template" presentation:presentation-page-layout-name="AL1T0">
        <draw:frame draw:style-name="gr5" draw:text-style-name="P5" draw:layer="layout" svg:width="24.384cm" svg:height="9.269cm" svg:x="1.778cm" svg:y="0.508cm">
          <draw:text-box>
            <text:p><text:span text:style-name="T3">9</text:span><text:span text:style-name="T4">likewise also that women should adorn them-selves in respectable apparel, with modesty and self-control, not with braided hair and gold or pearls or costly attire, </text:span><text:span text:style-name="T3">10</text:span><text:span text:style-name="T4">but with what is proper for women who profess godliness—with good work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orship_25_20template" presentation:presentation-page-layout-name="AL1T0">
        <draw:frame draw:style-name="gr3" draw:text-style-name="P5" draw:layer="layout" svg:width="24.384cm" svg:height="7.766cm" svg:x="1.778cm" svg:y="0.508cm">
          <draw:text-box>
            <text:p><text:span text:style-name="T3">11</text:span><text:span text:style-name="T4">Let a woman learn quietly with all submissiveness. </text:span><text:span text:style-name="T3">12</text:span><text:span text:style-name="T4">I do not permit a woman to teach or to exercise authority over a man; rather, she is to remain quiet. </text:span><text:span text:style-name="T3">13</text:span><text:span text:style-name="T4">For Adam was formed first, then Ev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orship_25_20template" presentation:presentation-page-layout-name="AL1T0">
        <draw:frame draw:style-name="gr3" draw:text-style-name="P5" draw:layer="layout" svg:width="24.384cm" svg:height="7.766cm" svg:x="1.778cm" svg:y="0.508cm">
          <draw:text-box>
            <text:p><text:span text:style-name="T3"><text:s/></text:span><text:span text:style-name="T3">14</text:span><text:span text:style-name="T4">and Adam was not deceived, but the woman was deceived and became a transgressor. </text:span><text:span text:style-name="T3">15</text:span><text:span text:style-name="T4">Yet she will be saved through childbearing—if they continue in faith and love and holiness, with self-contro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orship_25_20template-background" style:display-name="worship%20template-background" style:family="presentation">
      <style:graphic-properties draw:stroke="none" style:repeat="stretch"/>
      <style:text-properties style:letter-kerning="true"/>
    </style:style>
    <style:style style:name="worship_25_20template-backgroundobjects" style:display-name="worship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template-notes" style:display-name="worship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template-outline1" style:display-name="worship%20template-outline1" style:family="presentation">
      <style:graphic-properties draw:stroke="none" draw:fill="none" draw:auto-grow-height="false" draw:fit-to-size="shrink-to-fit">
        <text:list-style style:name="worship_25_20template-outline1" style:display-name="worship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template-outline2" style:display-name="worship%20template-outline2" style:family="presentation" style:parent-style-name="worship_25_20templat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template-outline3" style:display-name="worship%20template-outline3" style:family="presentation" style:parent-style-name="worship_25_20templat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template-outline4" style:display-name="worship%20template-outline4" style:family="presentation" style:parent-style-name="worship_25_20templat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template-outline5" style:display-name="worship%20template-outline5" style:family="presentation" style:parent-style-name="worship_25_20templat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6" style:display-name="worship%20template-outline6" style:family="presentation" style:parent-style-name="worship_25_20templat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7" style:display-name="worship%20template-outline7" style:family="presentation" style:parent-style-name="worship_25_20templat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8" style:display-name="worship%20template-outline8" style:family="presentation" style:parent-style-name="worship_25_20templat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9" style:display-name="worship%20template-outline9" style:family="presentation" style:parent-style-name="worship_25_20templat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subtitle" style:display-name="worship%20template-subtitle" style:family="presentation">
      <style:graphic-properties draw:stroke="none" draw:fill="none" draw:textarea-vertical-align="middle">
        <text:list-style style:name="worship_25_20template-subtitle" style:display-name="worship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template-title" style:display-name="worship%20template-title" style:family="presentation">
      <style:graphic-properties draw:stroke="none" draw:fill="none" draw:textarea-vertical-align="middle">
        <text:list-style style:name="worship_25_20template-title" style:display-name="worship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orship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template" style:display-name="worship%20template" style:page-layout-name="PM1" draw:style-name="Mdp1">
      <draw:frame presentation:style-name="worship_25_20template-title" draw:layer="backgroundobjects" svg:width="25.199cm" svg:height="2.63cm" svg:x="1.4cm" svg:y="0.627cm" presentation:class="title" presentation:placeholder="true">
        <draw:text-box/>
      </draw:frame>
      <draw:frame presentation:style-name="worship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template-title" draw:layer="backgroundobjects" svg:width="13.968cm" svg:height="10.476cm" svg:x="3.81cm" svg:y="2.123cm" presentation:class="page"/>
        <draw:frame presentation:style-name="worship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1T13:07:37.075000000</meta:creation-date>
    <dc:title>worship template</dc:title>
    <meta:editing-duration>PT11M46S</meta:editing-duration>
    <meta:editing-cycles>6</meta:editing-cycles>
    <meta:generator>LibreOffice/5.2.1.2$Windows_X86_64 LibreOffice_project/31dd62db80d4e60af04904455ec9c9219178d620</meta:generator>
    <dc:date>2016-09-12T11:28:25.024000000</dc:date>
    <meta:document-statistic meta:object-count="45"/>
    <meta:template xlink:type="simple" xlink:actuate="onRequest" xlink:title="worship template" xlink:href="../../../../../AppData/Roaming/LibreOffice/4/user/template/worship%20template.otp" meta:date="2016-09-11T13:07:36.935000000"/>
  </office:meta>
</office:document-meta>
</file>